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2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0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0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11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1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43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9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="0.99pt" fo:border-right="0.26pt solid #ffffff" fo:border-top="0.26pt solid #ffffff" style:vertical-align="bottom"/>
      <style:paragraph-properties fo:text-align="start" fo:margin-left="0pt"/>
      <style:text-properties style:font-name="Times New Roman" fo:font-size="9pt" style:font-size-asian="9pt" style:font-size-complex="9pt"/>
    </style:style>
    <style:style style:name="ce797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13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03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37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G12]+[.G13]=0)                                       OR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6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7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848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9" style:family="table-cell" style:parent-style-name="Default">
      <style:table-cell-properties fo:border-bottom="0.26pt solid #ffffff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66" style:family="table-cell" style:parent-style-name="Default">
      <style:table-cell-properties fo:border="0.26pt solid #ffffff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868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border-right="0.26pt solid #ffffff" fo:border-top="0.26pt solid #ffffff" style:vertical-align="middl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5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1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5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873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875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877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78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80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  <style:text-properties fo:font-size="9pt" style:font-size-asian="9pt" style:font-size-complex="9pt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AND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AND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89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91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AND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AND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97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3" style:family="table-cell" style:parent-style-name="Default">
      <style:table-cell-properties fo:border-bottom="none" fo:border-left="0.26pt solid #ffffff" fo:border-right="0.26pt solid #ffffff" fo:border-top="none"/>
      <style:text-properties fo:font-size="9pt" style:font-size-asian="9pt" style:font-size-complex="9pt"/>
    </style:style>
    <style:style style:name="ce98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9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27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style:font-size-asian="9pt" style:font-size-complex="9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AND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AND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3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4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81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1091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109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110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11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1122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1126" style:family="table-cell" style:parent-style-name="Default">
      <style:text-properties fo:font-size="9pt" style:font-size-asian="9pt" style:font-size-complex="9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ork Log'.F4"/>
      <style:map style:condition="cell-content()&gt;=#NAME?[.$G4]" style:apply-style-name="GreyText" style:base-cell-address="'Work Log'.F4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ork Log'.G4"/>
      <style:map style:condition="cell-content()&gt;=#NAME?[.$G4]" style:apply-style-name="GreyText" style:base-cell-address="'Work Log'.G4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E3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E1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17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51" style:family="table-cell" style:parent-style-name="Default">
      <style:table-cell-properties style:text-align-source="fix" style:repeat-content="false" fo:border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42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border-right="0.06pt solid #ffffff" fo:border-top="0.06pt solid #ffffff" style:vertical-align="middle"/>
      <style:paragraph-properties fo:text-align="start" fo:margin-left="0pt"/>
      <style:text-properties style:font-name="Times New Roman" fo:font-size="14pt" style:font-size-asian="14pt" style:font-size-complex="14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125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6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126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D3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06" style:family="table-cell" style:parent-style-name="Default">
      <style:table-cell-properties style:text-align-source="fix" style:repeat-content="false" fo:border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134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60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7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394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1392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D3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419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3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35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3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143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4pt" style:font-size-asian="14pt" style:font-size-complex="14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D3"/>
    </style:style>
    <style:style style:name="ce1440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D3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149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D3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 text:c="8"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 text:c="8"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24"/>Enter the Week Ending date. <text:s text:c="8"/>At</text:p>
            <text:p>ANS, Inc. <text:s text:c="8"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21" office:value-type="string" calcext:value-type="string">
              <text:p>CITY :</text:p>
            </table:table-cell>
            <table:table-cell table:style-name="ce10" table:number-columns-repeated="2"/>
            <table:table-cell table:style-name="ce25"/>
            <table:table-cell table:style-name="ce796" office:value-type="string" calcext:value-type="string" table:number-columns-spanned="6" table:number-rows-spanned="1">
              <text:p>Columbus</text:p>
            </table:table-cell>
            <table:covered-table-cell table:number-columns-repeated="5" table:style-name="ce25"/>
            <table:table-cell table:style-name="ce25"/>
            <table:table-cell table:style-name="ce121" office:value-type="string" calcext:value-type="string">
              <text:p>STATE :</text:p>
            </table:table-cell>
            <table:table-cell table:style-name="ce25" table:number-columns-repeated="2"/>
            <table:table-cell table:style-name="ce868" office:value-type="string" calcext:value-type="string" table:number-columns-spanned="2" table:number-rows-spanned="1">
              <text:p>Oh</text:p>
            </table:table-cell>
            <table:covered-table-cell table:style-name="ce25"/>
            <table:table-cell table:style-name="ce25"/>
            <table:table-cell table:style-name="ce852" office:value-type="string" calcext:value-type="string" table:number-columns-spanned="2" table:number-rows-spanned="1">
              <text:p>VOL:</text:p>
            </table:table-cell>
            <table:covered-table-cell table:style-name="ce854"/>
            <table:table-cell table:style-name="ce123" table:formula="of:=[Summary.AD38]" office:value-type="float" office:value="20253" calcext:value-type="float" table:number-columns-spanned="3" table:number-rows-spanned="1">
              <text:p>20,253.00</text:p>
            </table:table-cell>
            <table:covered-table-cell table:style-name="ce125"/>
            <table:covered-table-cell table:style-name="ce854"/>
            <table:table-cell table:style-name="ce854"/>
            <table:table-cell table:style-name="ce852" office:value-type="string" calcext:value-type="string" table:number-columns-spanned="2" table:number-rows-spanned="1">
              <text:p>PAY:</text:p>
            </table:table-cell>
            <table:covered-table-cell table:style-name="ce854"/>
            <table:table-cell table:style-name="ce123" table:formula="of:=[Summary.X38]" office:value-type="float" office:value="7217" calcext:value-type="float" table:number-columns-spanned="3" table:number-rows-spanned="1">
              <text:p>7,217.00</text:p>
            </table:table-cell>
            <table:covered-table-cell table:number-columns-repeated="2" table:style-name="ce125"/>
            <table:table-cell table:style-name="ce85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56342270280946" calcext:value-type="percentage" table:number-columns-spanned="3" table:number-rows-spanned="1">
              <text:p>35.63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28"/>
            <table:table-cell table:style-name="ce99" office:value-type="string" calcext:value-type="string">
              <text:p>DIVISION :</text:p>
            </table:table-cell>
            <table:table-cell table:style-name="ce99" table:number-columns-repeated="3"/>
            <table:table-cell table:style-name="ce797"/>
            <table:table-cell table:style-name="ce813"/>
            <table:table-cell table:style-name="ce803"/>
            <table:table-cell table:style-name="ce837" table:content-validation-name="val5" office:value-type="float" office:value="67" calcext:value-type="float" table:number-columns-spanned="2" table:number-rows-spanned="1">
              <text:p>67</text:p>
            </table:table-cell>
            <table:covered-table-cell table:style-name="ce846"/>
            <table:table-cell table:style-name="ce847"/>
            <table:table-cell table:style-name="ce848" office:value-type="string" calcext:value-type="string">
              <text:p>OPERATIONS MANAGER :</text:p>
            </table:table-cell>
            <table:table-cell table:style-name="ce99"/>
            <table:table-cell table:style-name="ce849"/>
            <table:table-cell table:style-name="ce866" table:number-columns-repeated="3"/>
            <table:table-cell table:style-name="ce849"/>
            <table:table-cell table:style-name="ce871"/>
            <table:table-cell table:style-name="ce873"/>
            <table:table-cell table:style-name="ce875"/>
            <table:table-cell table:style-name="ce877" office:value-type="string" calcext:value-type="string" table:number-columns-spanned="13" table:number-rows-spanned="1">
              <text:p>Angelo King</text:p>
            </table:table-cell>
            <table:covered-table-cell table:number-columns-repeated="3" table:style-name="ce878"/>
            <table:covered-table-cell table:style-name="ce880"/>
            <table:covered-table-cell table:number-columns-repeated="2" table:style-name="ce878"/>
            <table:covered-table-cell table:style-name="ce880"/>
            <table:covered-table-cell table:number-columns-repeated="2" table:style-name="ce878"/>
            <table:covered-table-cell table:number-columns-repeated="2" table:style-name="ce99"/>
            <table:covered-table-cell table:style-name="ce803"/>
            <table:table-cell table:style-name="ce899"/>
            <table:table-cell table:style-name="ce919" table:number-columns-repeated="2"/>
            <table:table-cell table:style-name="ce954" office:value-type="string" calcext:value-type="string">
              <text:p>WEEK ENDING :</text:p>
            </table:table-cell>
            <table:table-cell table:style-name="ce97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993"/>
            <table:covered-table-cell table:style-name="ce1009"/>
            <table:table-cell table:style-name="ce1027" table:number-columns-repeated="9"/>
            <table:table-cell table:style-name="ce1047" table:number-columns-repeated="2"/>
            <table:table-cell table:style-name="ce1053" table:number-columns-repeated="6"/>
            <table:table-cell table:style-name="ce1065" table:number-columns-repeated="2"/>
            <table:table-cell table:style-name="ce1073"/>
            <table:table-cell table:style-name="ce1065" table:number-columns-repeated="5"/>
            <table:table-cell table:style-name="ce1073"/>
            <table:table-cell table:style-name="ce1065" table:number-columns-repeated="3"/>
            <table:table-cell table:style-name="ce1081"/>
            <table:table-cell table:style-name="ce1065"/>
            <table:table-cell table:style-name="ce1091" table:number-columns-repeated="4"/>
            <table:table-cell table:style-name="ce1097" table:number-columns-repeated="8"/>
            <table:table-cell table:style-name="ce1106" table:number-columns-repeated="2"/>
            <table:table-cell table:style-name="ce1110"/>
            <table:table-cell table:style-name="ce1106" table:number-columns-repeated="118"/>
            <table:table-cell table:style-name="ce1122" table:number-columns-repeated="810"/>
            <table:table-cell table:style-name="ce1126"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243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28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28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120" table:content-validation-name="val1" office:value-type="string" calcext:value-type="string" table:number-columns-spanned="2" table:number-rows-spanned="8">
            <text:p>Tyrell Mackey</text:p>
          </table:table-cell>
          <table:covered-table-cell table:style-name="ce360"/>
          <table:table-cell table:style-name="ce360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488.8" calcext:value-type="float" table:number-columns-spanned="3" table:number-rows-spanned="2">
            <text:p>488.8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510" calcext:value-type="float" table:number-columns-spanned="3" table:number-rows-spanned="3">
            <text:p>51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Tyrell Mackey" calcext:value-type="string">
            <text:p>Tyrell Mackey</text:p>
          </table:table-cell>
          <table:table-cell table:style-name="ce296"/>
          <table:table-cell table:style-name="ce301" table:formula="of:=[.$F6]+[.$J6]+[.$N6]+[.$R6]+[.$V6]+[.$Z6]+[.$AD6]" office:value-type="float" office:value="15.5" calcext:value-type="float">
            <text:p>15.5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488.8" calcext:value-type="float">
            <text:p>488.80</text:p>
          </table:table-cell>
          <table:table-cell table:style-name="ce304"/>
          <table:table-cell table:style-name="ce307" table:formula="of:=[.BU6]" office:value-type="float" office:value="21.2" calcext:value-type="float">
            <text:p>21.2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510" calcext:value-type="float">
            <text:p>510.00</text:p>
          </table:table-cell>
          <table:table-cell table:style-name="ce329"/>
          <table:table-cell table:style-name="ce307" table:formula="of:=[.$AM10]" office:value-type="float" office:value="21.2" calcext:value-type="float">
            <text:p>21.20</text:p>
          </table:table-cell>
          <table:table-cell table:style-name="ce307"/>
          <table:table-cell table:style-name="ce307" table:formula="of:=IF([.$BU6] &lt;= [.$CA6]* 0.2; [.$BU6]; [.$CA6]* 0.2)" office:value-type="float" office:value="21.2" calcext:value-type="float">
            <text:p>21.20</text:p>
          </table:table-cell>
          <table:table-cell table:style-name="Default"/>
          <table:table-cell table:style-name="ce339" table:formula="of:=SUM([.$F12:.$AD12])" office:value-type="float" office:value="1549" calcext:value-type="float">
            <text:p>1,549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510" calcext:value-type="float">
            <text:p>510.00</text:p>
          </table:table-cell>
          <table:table-cell table:style-name="ce344"/>
          <table:table-cell table:style-name="ce25" table:formula="of:=[.BC6]+[.BE6]" office:value-type="float" office:value="510" calcext:value-type="float">
            <text:p>51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380"/>
          <table:table-cell table:style-name="ce380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380"/>
          <table:table-cell table:style-name="ce380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510-Expense" calcext:value-type="string" table:number-columns-spanned="3" table:number-rows-spanned="1">
            <text:p>51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380"/>
          <table:table-cell table:style-name="ce380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21.2" calcext:value-type="float" table:number-columns-spanned="3" table:number-rows-spanned="2">
            <text:p>21.2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380"/>
          <table:table-cell table:style-name="ce380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466" calcext:value-type="float" table:number-columns-spanned="4" table:number-rows-spanned="1">
            <text:p>4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1549" calcext:value-type="float" table:number-columns-spanned="3" table:number-rows-spanned="1">
            <text:p>1549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15.5" calcext:value-type="string">
            <text:p>REG = 15.5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percentage" office:value="0.329244673983215" calcext:value-type="percentage" table:number-columns-spanned="2" table:number-rows-spanned="2">
            <text:p>32.9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410"/>
          <table:table-cell table:style-name="ce410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40" table:formula="of:=SUM([.F13:.AD13])" office:value-type="float" office:value="510" calcext:value-type="float" table:number-columns-spanned="3" table:number-rows-spanned="1">
            <text:p>51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lay Mercer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570" calcext:value-type="float" table:number-columns-spanned="3" table:number-rows-spanned="2">
            <text:p>57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580" calcext:value-type="float" table:number-columns-spanned="3" table:number-rows-spanned="3">
            <text:p>5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Clay Mercer" calcext:value-type="string">
            <text:p>Clay Mercer</text:p>
          </table:table-cell>
          <table:table-cell table:style-name="ce296"/>
          <table:table-cell table:style-name="ce301" table:formula="of:=[.$F14]+[.$J14]+[.$N14]+[.$R14]+[.$V14]+[.$Z14]+[.$AD14]" office:value-type="float" office:value="16.5" calcext:value-type="float">
            <text:p>16.5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570" calcext:value-type="float">
            <text:p>570.00</text:p>
          </table:table-cell>
          <table:table-cell table:style-name="ce304"/>
          <table:table-cell table:style-name="ce307" table:formula="of:=[.BU14]" office:value-type="float" office:value="10" calcext:value-type="float">
            <text:p>1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580" calcext:value-type="float">
            <text:p>580.00</text:p>
          </table:table-cell>
          <table:table-cell table:style-name="ce329"/>
          <table:table-cell table:style-name="ce307" table:formula="of:=[.$AM18]" office:value-type="float" office:value="10" calcext:value-type="float">
            <text:p>10.00</text:p>
          </table:table-cell>
          <table:table-cell table:style-name="ce307"/>
          <table:table-cell table:style-name="ce307" table:formula="of:=IF([.$BU14] &lt;= [.$CA14]* 0.2; [.$BU14]; [.$CA1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20:.$AD20])" office:value-type="float" office:value="1945" calcext:value-type="float">
            <text:p>1,945.00</text:p>
          </table:table-cell>
          <table:table-cell table:style-name="ce339"/>
          <table:table-cell table:style-name="ce339" table:formula="of:=SUM([.$F21:.$AD21])" office:value-type="float" office:value="580" calcext:value-type="float">
            <text:p>580.00</text:p>
          </table:table-cell>
          <table:table-cell table:style-name="ce344"/>
          <table:table-cell table:style-name="ce25" table:formula="of:=[.BC14]+[.BE14]" office:value-type="float" office:value="580" calcext:value-type="float">
            <text:p>5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hesrown, Mob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580-Expense" calcext:value-type="string" table:number-columns-spanned="3" table:number-rows-spanned="1">
            <text:p>5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630" calcext:value-type="float" table:number-columns-spanned="4" table:number-rows-spanned="1">
            <text:p>6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448" calcext:value-type="float" table:number-columns-spanned="4" table:number-rows-spanned="1">
            <text:p>44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1945" calcext:value-type="float" table:number-columns-spanned="3" table:number-rows-spanned="1">
            <text:p>1945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16.5" calcext:value-type="string">
            <text:p>REG = 16.5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percentage" office:value="0.298200514138817" calcext:value-type="percentage" table:number-columns-spanned="2" table:number-rows-spanned="2">
            <text:p>29.82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AD20];[.AD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1:.AD21])" office:value-type="float" office:value="580" calcext:value-type="float" table:number-columns-spanned="3" table:number-rows-spanned="1">
            <text:p>58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Anthony Ragli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860" calcext:value-type="float" table:number-columns-spanned="3" table:number-rows-spanned="2">
            <text:p>86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870" calcext:value-type="float" table:number-columns-spanned="3" table:number-rows-spanned="3">
            <text:p>87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Anthony Raglin" calcext:value-type="string">
            <text:p>Anthony Raglin</text:p>
          </table:table-cell>
          <table:table-cell table:style-name="ce296"/>
          <table:table-cell table:style-name="ce303" table:formula="of:=[.$F22]+[.$J22]+[.$N22]+[.$R22]+[.$V22]+[.$Z22]+[.$AD22]" office:value-type="float" office:value="24" calcext:value-type="float">
            <text:p>24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860" calcext:value-type="float">
            <text:p>860.00</text:p>
          </table:table-cell>
          <table:table-cell table:style-name="ce305"/>
          <table:table-cell table:style-name="ce307" table:formula="of:=[.BU22]" office:value-type="float" office:value="10" calcext:value-type="float">
            <text:p>10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870" calcext:value-type="float">
            <text:p>870.00</text:p>
          </table:table-cell>
          <table:table-cell table:style-name="ce330"/>
          <table:table-cell table:style-name="ce307" table:formula="of:=[.$AM26]" office:value-type="float" office:value="10" calcext:value-type="float">
            <text:p>10.00</text:p>
          </table:table-cell>
          <table:table-cell table:style-name="ce307"/>
          <table:table-cell table:style-name="ce307" table:formula="of:=IF([.$BU22] &lt;= [.$CA22]* 0.2; [.$BU22]; [.$CA22]* 0.2)" office:value-type="float" office:value="10" calcext:value-type="float">
            <text:p>10.00</text:p>
          </table:table-cell>
          <table:table-cell table:style-name="ce335"/>
          <table:table-cell table:style-name="ce341" table:formula="of:=SUM([.$F28:.$AD28])" office:value-type="float" office:value="3041" calcext:value-type="float">
            <text:p>3,041.00</text:p>
          </table:table-cell>
          <table:table-cell table:style-name="ce341"/>
          <table:table-cell table:style-name="ce341" table:formula="of:=SUM([.$F29:.$AD29])" office:value-type="float" office:value="870" calcext:value-type="float">
            <text:p>870.00</text:p>
          </table:table-cell>
          <table:table-cell table:style-name="ce344"/>
          <table:table-cell table:style-name="ce345" table:formula="of:=[.BC22]+[.BE22]" office:value-type="float" office:value="870" calcext:value-type="float">
            <text:p>870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enesi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870-Expense" calcext:value-type="string" table:number-columns-spanned="3" table:number-rows-spanned="1">
            <text:p>87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1050" calcext:value-type="float" table:number-columns-spanned="4" table:number-rows-spanned="1">
            <text:p>10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449" calcext:value-type="float" table:number-columns-spanned="4" table:number-rows-spanned="1">
            <text:p>449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041" calcext:value-type="float" table:number-columns-spanned="3" table:number-rows-spanned="1">
            <text:p>3041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24" calcext:value-type="string">
            <text:p>REG = 24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percentage" office:value="0.286090101940151" calcext:value-type="percentage" table:number-columns-spanned="2" table:number-rows-spanned="2">
            <text:p>28.6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AD28];[.AD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29:.AD29])" office:value-type="float" office:value="870" calcext:value-type="float" table:number-columns-spanned="3" table:number-rows-spanned="1">
            <text:p>870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Brennon Rasmusse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.5" calcext:value-type="float">
            <text:p>7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870" calcext:value-type="float" table:number-columns-spanned="3" table:number-rows-spanned="2">
            <text:p>87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880" calcext:value-type="float" table:number-columns-spanned="3" table:number-rows-spanned="3">
            <text:p>8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Brennon Rasmussen" calcext:value-type="string">
            <text:p>Brennon Rasmussen</text:p>
          </table:table-cell>
          <table:table-cell table:style-name="ce296"/>
          <table:table-cell table:style-name="ce301" table:formula="of:=[.$F30]+[.$J30]+[.$N30]+[.$R30]+[.$V30]+[.$Z30]+[.$AD30]" office:value-type="float" office:value="31.5" calcext:value-type="float">
            <text:p>31.5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870" calcext:value-type="float">
            <text:p>870.00</text:p>
          </table:table-cell>
          <table:table-cell table:style-name="ce304"/>
          <table:table-cell table:style-name="ce307" table:formula="of:=[.BU30]" office:value-type="float" office:value="10" calcext:value-type="float">
            <text:p>10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880" calcext:value-type="float">
            <text:p>880.00</text:p>
          </table:table-cell>
          <table:table-cell table:style-name="ce329"/>
          <table:table-cell table:style-name="ce307" table:formula="of:=[.$AM34]" office:value-type="float" office:value="10" calcext:value-type="float">
            <text:p>10.00</text:p>
          </table:table-cell>
          <table:table-cell table:style-name="ce307"/>
          <table:table-cell table:style-name="ce307" table:formula="of:=IF([.$BU30] &lt;= [.$CA30]* 0.2; [.$BU30]; [.$CA30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36:.$AD36])" office:value-type="float" office:value="2365" calcext:value-type="float">
            <text:p>2,365.00</text:p>
          </table:table-cell>
          <table:table-cell table:style-name="ce339"/>
          <table:table-cell table:style-name="ce339" table:formula="of:=SUM([.$F37:.$AD37])" office:value-type="float" office:value="880" calcext:value-type="float">
            <text:p>880.00</text:p>
          </table:table-cell>
          <table:table-cell table:style-name="ce344"/>
          <table:table-cell table:style-name="ce25" table:formula="of:=[.BC30]+[.BE30]" office:value-type="float" office:value="880" calcext:value-type="float">
            <text:p>8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880-Expense" calcext:value-type="string" table:number-columns-spanned="3" table:number-rows-spanned="1">
            <text:p>8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466" calcext:value-type="float" table:number-columns-spanned="4" table:number-rows-spanned="1">
            <text:p>4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2365" calcext:value-type="float" table:number-columns-spanned="3" table:number-rows-spanned="1">
            <text:p>2365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1.5" calcext:value-type="string">
            <text:p>REG = 31.5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percentage" office:value="0.372093023255814" calcext:value-type="percentage" table:number-columns-spanned="2" table:number-rows-spanned="2">
            <text:p>37.21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37:.AD37])" office:value-type="float" office:value="880" calcext:value-type="float" table:number-columns-spanned="3" table:number-rows-spanned="1">
            <text:p>880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Thomas Timmon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1170" calcext:value-type="float" table:number-columns-spanned="3" table:number-rows-spanned="2">
            <text:p>1,170.0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1180" calcext:value-type="float" table:number-columns-spanned="3" table:number-rows-spanned="3">
            <text:p>1,18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Thomas Timmons" calcext:value-type="string">
            <text:p>Thomas Timmons</text:p>
          </table:table-cell>
          <table:table-cell table:style-name="ce296"/>
          <table:table-cell table:style-name="ce301" table:formula="of:=[.$F38]+[.$J38]+[.$N38]+[.$R38]+[.$V38]+[.$Z38]+[.$AD38]" office:value-type="float" office:value="32.5" calcext:value-type="float">
            <text:p>32.5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1170" calcext:value-type="float">
            <text:p>1,170.00</text:p>
          </table:table-cell>
          <table:table-cell table:style-name="ce304"/>
          <table:table-cell table:style-name="ce307" table:formula="of:=[.BU38]" office:value-type="float" office:value="10" calcext:value-type="float">
            <text:p>10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1180" calcext:value-type="float">
            <text:p>1,180.00</text:p>
          </table:table-cell>
          <table:table-cell table:style-name="ce329"/>
          <table:table-cell table:style-name="ce307" table:formula="of:=[.$AM42]" office:value-type="float" office:value="10" calcext:value-type="float">
            <text:p>10.00</text:p>
          </table:table-cell>
          <table:table-cell table:style-name="ce307"/>
          <table:table-cell table:style-name="ce307" table:formula="of:=IF([.$BU38] &lt;= [.$CA38]* 0.2; [.$BU38]; [.$CA38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44:.$AD44])" office:value-type="float" office:value="4097.5" calcext:value-type="float">
            <text:p>4,097.50</text:p>
          </table:table-cell>
          <table:table-cell table:style-name="ce339"/>
          <table:table-cell table:style-name="ce339" table:formula="of:=SUM([.$F45:.$AD45])" office:value-type="float" office:value="1180" calcext:value-type="float">
            <text:p>1,180.00</text:p>
          </table:table-cell>
          <table:table-cell table:style-name="ce344"/>
          <table:table-cell table:style-name="ce25" table:formula="of:=[.BC38]+[.BE38]" office:value-type="float" office:value="1180" calcext:value-type="float">
            <text:p>11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30 E Chestnut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Genesi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Lincolin p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1180-Expense" calcext:value-type="string" table:number-columns-spanned="3" table:number-rows-spanned="1">
            <text:p>118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557.5" calcext:value-type="float" table:number-columns-spanned="4" table:number-rows-spanned="1">
            <text:p>557.5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1050" calcext:value-type="float" table:number-columns-spanned="4" table:number-rows-spanned="1">
            <text:p>10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867" calcext:value-type="float" table:number-columns-spanned="4" table:number-rows-spanned="1">
            <text:p>867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448" calcext:value-type="float" table:number-columns-spanned="4" table:number-rows-spanned="1">
            <text:p>44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500" calcext:value-type="float" table:number-columns-spanned="4" table:number-rows-spanned="1">
            <text:p>5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4097.5" calcext:value-type="float" table:number-columns-spanned="3" table:number-rows-spanned="1">
            <text:p>4097.5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32.5" calcext:value-type="string">
            <text:p>REG = 32.5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percentage" office:value="0.287980475899939" calcext:value-type="percentage" table:number-columns-spanned="2" table:number-rows-spanned="2">
            <text:p>28.80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08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56" office:value-type="float" office:value="260" calcext:value-type="float" table:number-columns-spanned="4" table:number-rows-spanned="1">
            <text:p>26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40" calcext:value-type="float" table:number-columns-spanned="4" table:number-rows-spanned="1">
            <text:p>140.00</text:p>
          </table:table-cell>
          <table:covered-table-cell table:number-columns-repeated="3" table:style-name="ce71"/>
          <table:table-cell table:style-name="ce56" table:formula="of:=IF([.AD44];[.AD44]*0.3;&quot;&quot;)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148" table:formula="of:=SUM([.F45:.AD45])" office:value-type="float" office:value="1180" calcext:value-type="float" table:number-columns-spanned="3" table:number-rows-spanned="1">
            <text:p>118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Wendy Timmons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.5" calcext:value-type="float">
            <text:p>5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680" calcext:value-type="float" table:number-columns-spanned="3" table:number-rows-spanned="2">
            <text:p>68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690" calcext:value-type="float" table:number-columns-spanned="3" table:number-rows-spanned="3">
            <text:p>69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Wendy Timmons" calcext:value-type="string">
            <text:p>Wendy Timmons</text:p>
          </table:table-cell>
          <table:table-cell table:style-name="ce296"/>
          <table:table-cell table:style-name="ce301" table:formula="of:=[.$F46]+[.$J46]+[.$N46]+[.$R46]+[.$V46]+[.$Z46]+[.$AD46]" office:value-type="float" office:value="21" calcext:value-type="float">
            <text:p>21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680" calcext:value-type="float">
            <text:p>680.00</text:p>
          </table:table-cell>
          <table:table-cell table:style-name="ce304"/>
          <table:table-cell table:style-name="ce307" table:formula="of:=[.BU46]" office:value-type="float" office:value="10" calcext:value-type="float">
            <text:p>1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690" calcext:value-type="float">
            <text:p>690.00</text:p>
          </table:table-cell>
          <table:table-cell table:style-name="ce329"/>
          <table:table-cell table:style-name="ce307" table:formula="of:=[.$AM50]" office:value-type="float" office:value="10" calcext:value-type="float">
            <text:p>10.00</text:p>
          </table:table-cell>
          <table:table-cell table:style-name="ce307"/>
          <table:table-cell table:style-name="ce307" table:formula="of:=IF([.$BU46] &lt;= [.$CA46]* 0.2; [.$BU46]; [.$CA46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52:.$AD52])" office:value-type="float" office:value="2049" calcext:value-type="float">
            <text:p>2,049.00</text:p>
          </table:table-cell>
          <table:table-cell table:style-name="ce339"/>
          <table:table-cell table:style-name="ce339" table:formula="of:=SUM([.$F53:.$AD53])" office:value-type="float" office:value="690" calcext:value-type="float">
            <text:p>690.00</text:p>
          </table:table-cell>
          <table:table-cell table:style-name="ce344"/>
          <table:table-cell table:style-name="ce25" table:formula="of:=[.BC46]+[.BE46]" office:value-type="float" office:value="690" calcext:value-type="float">
            <text:p>69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er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Krog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690-Expense" calcext:value-type="string" table:number-columns-spanned="3" table:number-rows-spanned="1">
            <text:p>69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675" calcext:value-type="float" table:number-columns-spanned="4" table:number-rows-spanned="1">
            <text:p>6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466" calcext:value-type="float" table:number-columns-spanned="4" table:number-rows-spanned="1">
            <text:p>466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500" calcext:value-type="float" table:number-columns-spanned="4" table:number-rows-spanned="1">
            <text:p>50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2049" calcext:value-type="float" table:number-columns-spanned="3" table:number-rows-spanned="1">
            <text:p>2049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21" calcext:value-type="string">
            <text:p>REG = 21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percentage" office:value="0.336749633967789" calcext:value-type="percentage" table:number-columns-spanned="2" table:number-rows-spanned="2">
            <text:p>33.67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table:formula="of:=IF([.R52];[.R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AD52];[.AD52]*0.3;&quot;&quot;)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140" table:formula="of:=SUM([.F53:.AD53])" office:value-type="float" office:value="690" calcext:value-type="float" table:number-columns-spanned="3" table:number-rows-spanned="1">
            <text:p>69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Creig Wright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.5" calcext:value-type="float">
            <text:p>4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.5" calcext:value-type="float">
            <text:p>6.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1137" calcext:value-type="float" table:number-columns-spanned="3" table:number-rows-spanned="2">
            <text:p>1,137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1147" calcext:value-type="float" table:number-columns-spanned="3" table:number-rows-spanned="3">
            <text:p>1,147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Creig Wright" calcext:value-type="string">
            <text:p>Creig Wright</text:p>
          </table:table-cell>
          <table:table-cell table:style-name="ce296"/>
          <table:table-cell table:style-name="ce301" table:formula="of:=[.$F54]+[.$J54]+[.$N54]+[.$R54]+[.$V54]+[.$Z54]+[.$AD54]" office:value-type="float" office:value="34" calcext:value-type="float">
            <text:p>34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1137" calcext:value-type="float">
            <text:p>1,137.00</text:p>
          </table:table-cell>
          <table:table-cell table:style-name="ce304"/>
          <table:table-cell table:style-name="ce307" table:formula="of:=[.BU54]" office:value-type="float" office:value="10" calcext:value-type="float">
            <text:p>1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1147" calcext:value-type="float">
            <text:p>1,147.00</text:p>
          </table:table-cell>
          <table:table-cell table:style-name="ce329"/>
          <table:table-cell table:style-name="ce307" table:formula="of:=[.$AM58]" office:value-type="float" office:value="10" calcext:value-type="float">
            <text:p>10.00</text:p>
          </table:table-cell>
          <table:table-cell table:style-name="ce307"/>
          <table:table-cell table:style-name="ce307" table:formula="of:=IF([.$BU54] &lt;= [.$CA54]* 0.2; [.$BU54]; [.$CA54]* 0.2)" office:value-type="float" office:value="10" calcext:value-type="float">
            <text:p>10.00</text:p>
          </table:table-cell>
          <table:table-cell table:style-name="Default"/>
          <table:table-cell table:style-name="ce339" table:formula="of:=SUM([.$F60:.$AD60])" office:value-type="float" office:value="3631.5" calcext:value-type="float">
            <text:p>3,631.50</text:p>
          </table:table-cell>
          <table:table-cell table:style-name="ce339"/>
          <table:table-cell table:style-name="ce339" table:formula="of:=SUM([.$F61:.$AD61])" office:value-type="float" office:value="1147" calcext:value-type="float">
            <text:p>1,147.00</text:p>
          </table:table-cell>
          <table:table-cell table:style-name="ce344"/>
          <table:table-cell table:style-name="ce25" table:formula="of:=[.BC54]+[.BE54]" office:value-type="float" office:value="1147" calcext:value-type="float">
            <text:p>1147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30 E Chestnut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Mar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,oh health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wc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1147-Expense" calcext:value-type="string" table:number-columns-spanned="3" table:number-rows-spanned="1">
            <text:p>1147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557.5" calcext:value-type="float" table:number-columns-spanned="4" table:number-rows-spanned="1">
            <text:p>557.5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408" calcext:value-type="float" table:number-columns-spanned="4" table:number-rows-spanned="1">
            <text:p>40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1175" calcext:value-type="float" table:number-columns-spanned="4" table:number-rows-spanned="1">
            <text:p>117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541.5" calcext:value-type="float" table:number-columns-spanned="4" table:number-rows-spanned="1">
            <text:p>541.5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3631.5" calcext:value-type="float" table:number-columns-spanned="3" table:number-rows-spanned="1">
            <text:p>3631.5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34" calcext:value-type="string">
            <text:p>REG = 34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percentage" office:value="0.31584744595897" calcext:value-type="percentage" table:number-columns-spanned="2" table:number-rows-spanned="2">
            <text:p>31.58%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108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92" calcext:value-type="float" table:number-columns-spanned="4" table:number-rows-spanned="1">
            <text:p>192.00</text:p>
          </table:table-cell>
          <table:covered-table-cell table:number-columns-repeated="3" table:style-name="ce71"/>
          <table:table-cell table:style-name="ce56" office:value-type="float" office:value="250" calcext:value-type="float" table:number-columns-spanned="4" table:number-rows-spanned="1">
            <text:p>250.00</text:p>
          </table:table-cell>
          <table:covered-table-cell table:number-columns-repeated="3" table:style-name="ce71"/>
          <table:table-cell table:style-name="ce56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140" table:formula="of:=SUM([.F61:.AD61])" office:value-type="float" office:value="1147" calcext:value-type="float" table:number-columns-spanned="3" table:number-rows-spanned="1">
            <text:p>1147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Angelo King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office:value-type="float" office:value="456" calcext:value-type="float" table:number-columns-spanned="3" table:number-rows-spanned="2">
            <text:p>456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456" calcext:value-type="float" table:number-columns-spanned="3" table:number-rows-spanned="3">
            <text:p>456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string" office:string-value="Angelo King" calcext:value-type="string">
            <text:p>Angelo King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456" calcext:value-type="float">
            <text:p>456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456" calcext:value-type="float">
            <text:p>456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; [.$BU62]; [.$CA6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1575" calcext:value-type="float">
            <text:p>1,575.00</text:p>
          </table:table-cell>
          <table:table-cell table:style-name="ce339"/>
          <table:table-cell table:style-name="ce339" table:formula="of:=SUM([.$F69:.$AD69])" office:value-type="float" office:value="456" calcext:value-type="float">
            <text:p>456.00</text:p>
          </table:table-cell>
          <table:table-cell table:style-name="ce344"/>
          <table:table-cell table:style-name="ce25" table:formula="of:=[.BC62]+[.BE62]" office:value-type="float" office:value="456" calcext:value-type="float">
            <text:p>45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Urbana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iversid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Us Jerse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ickerington</text:p>
          </table:table-cell>
          <table:covered-table-cell table:number-columns-repeated="3" table:style-name="ce68"/>
          <table:table-cell table:style-name="ce52" office:value-type="float" office:value="470" calcext:value-type="float" table:number-columns-spanned="4" table:number-rows-spanned="4">
            <text:p>470</text:p>
          </table:table-cell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456-Expense" calcext:value-type="string" table:number-columns-spanned="3" table:number-rows-spanned="1">
            <text:p>456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325" calcext:value-type="float" table:number-columns-spanned="4" table:number-rows-spanned="1">
            <text:p>32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930" calcext:value-type="float" table:number-columns-spanned="4" table:number-rows-spanned="1">
            <text:p>93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120" calcext:value-type="float" table:number-columns-spanned="4" table:number-rows-spanned="1">
            <text:p>12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150" calcext:value-type="float" table:number-columns-spanned="4" table:number-rows-spanned="1">
            <text:p>15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50" calcext:value-type="float" table:number-columns-spanned="4" table:number-rows-spanned="1">
            <text:p>5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1575" calcext:value-type="float" table:number-columns-spanned="3" table:number-rows-spanned="1">
            <text:p>1575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percentage" office:value="0.28952380952381" calcext:value-type="percentage" table:number-columns-spanned="2" table:number-rows-spanned="2">
            <text:p>28.95%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90" calcext:value-type="float" table:number-columns-spanned="4" table:number-rows-spanned="1">
            <text:p>90.00</text:p>
          </table:table-cell>
          <table:covered-table-cell table:number-columns-repeated="3" table:style-name="ce71"/>
          <table:table-cell table:style-name="ce56" office:value-type="float" office:value="270" calcext:value-type="float" table:number-columns-spanned="4" table:number-rows-spanned="1">
            <text:p>270.00</text:p>
          </table:table-cell>
          <table:covered-table-cell table:number-columns-repeated="3" table:style-name="ce71"/>
          <table:table-cell table:style-name="ce56" table:formula="of:=IF([.V68];[.V68]*0.3;&quot;&quot;)" office:value-type="float" office:value="36" calcext:value-type="float" table:number-columns-spanned="4" table:number-rows-spanned="1">
            <text:p>36.00</text:p>
          </table:table-cell>
          <table:covered-table-cell table:number-columns-repeated="3" table:style-name="ce71"/>
          <table:table-cell table:style-name="ce56" table:formula="of:=IF([.Z68];[.Z68]*0.3;&quot;&quot;)" office:value-type="float" office:value="45" calcext:value-type="float" table:number-columns-spanned="4" table:number-rows-spanned="1">
            <text:p>45.00</text:p>
          </table:table-cell>
          <table:covered-table-cell table:number-columns-repeated="3" table:style-name="ce71"/>
          <table:table-cell table:style-name="ce56" table:formula="of:=IF([.AD68];[.AD68]*0.3;&quot;&quot;)" office:value-type="float" office:value="15" calcext:value-type="float" table:number-columns-spanned="4" table:number-rows-spanned="1">
            <text:p>15.00</text:p>
          </table:table-cell>
          <table:covered-table-cell table:number-columns-repeated="3" table:style-name="ce71"/>
          <table:table-cell table:style-name="ce148" table:formula="of:=SUM([.F69:.AD69])" office:value-type="float" office:value="456" calcext:value-type="float" table:number-columns-spanned="3" table:number-rows-spanned="1">
            <text:p>456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office:value-type="string" calcext:value-type="string" table:number-columns-spanned="2" table:number-rows-spanned="8">
            <text:p>Kenneth Mc Clellan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 office:value-type="float" office:value="7" calcext:value-type="float">
            <text:p>7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6.5" calcext:value-type="float">
            <text:p>6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7" calcext:value-type="float">
            <text:p>7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7.5" calcext:value-type="float">
            <text:p>7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office:value-type="float" office:value="576" calcext:value-type="float" table:number-columns-spanned="3" table:number-rows-spanned="2">
            <text:p>576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576" calcext:value-type="float" table:number-columns-spanned="3" table:number-rows-spanned="3">
            <text:p>576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string" office:string-value="Kenneth Mc Clellan" calcext:value-type="string">
            <text:p>Kenneth Mc Clellan</text:p>
          </table:table-cell>
          <table:table-cell table:style-name="ce296"/>
          <table:table-cell table:style-name="ce301" table:formula="of:=[.$F70]+[.$J70]+[.$N70]+[.$R70]+[.$V70]+[.$Z70]+[.$AD70]" office:value-type="float" office:value="36" calcext:value-type="float">
            <text:p>36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576" calcext:value-type="float">
            <text:p>576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576" calcext:value-type="float">
            <text:p>576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; [.$BU70]; [.$CA7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576" calcext:value-type="float">
            <text:p>576.00</text:p>
          </table:table-cell>
          <table:table-cell table:style-name="ce344"/>
          <table:table-cell table:style-name="ce25" table:formula="of:=[.BC70]+[.BE70]" office:value-type="float" office:value="576" calcext:value-type="float">
            <text:p>576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576-Expense" calcext:value-type="string" table:number-columns-spanned="3" table:number-rows-spanned="1">
            <text:p>576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36" calcext:value-type="string">
            <text:p>REG = 36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office:value-type="float" office:value="112" calcext:value-type="float" table:number-columns-spanned="4" table:number-rows-spanned="1">
            <text:p>112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04" calcext:value-type="float" table:number-columns-spanned="4" table:number-rows-spanned="1">
            <text:p>104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12" calcext:value-type="float" table:number-columns-spanned="4" table:number-rows-spanned="1">
            <text:p>112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0" calcext:value-type="float" table:number-columns-spanned="4" table:number-rows-spanned="1">
            <text:p>1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576" calcext:value-type="float" table:number-columns-spanned="3" table:number-rows-spanned="1">
            <text:p>576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office:value-type="string" calcext:value-type="string" table:number-columns-spanned="2" table:number-rows-spanned="8">
            <text:p>Ryan Kelly</text:p>
          </table:table-cell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5" calcext:value-type="float">
            <text:p>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7.5" calcext:value-type="float">
            <text:p>7.5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 office:value-type="float" office:value="8" calcext:value-type="float">
            <text:p>8</text:p>
          </table:table-cell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office:value-type="float" office:value="328" calcext:value-type="float" table:number-columns-spanned="3" table:number-rows-spanned="2">
            <text:p>328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328" calcext:value-type="float" table:number-columns-spanned="3" table:number-rows-spanned="3">
            <text:p>328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string" office:string-value="Ryan Kelly" calcext:value-type="string">
            <text:p>Ryan Kelly</text:p>
          </table:table-cell>
          <table:table-cell table:style-name="ce296"/>
          <table:table-cell table:style-name="ce301" table:formula="of:=[.$F78]+[.$J78]+[.$N78]+[.$R78]+[.$V78]+[.$Z78]+[.$AD78]" office:value-type="float" office:value="20.5" calcext:value-type="float">
            <text:p>20.5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328" calcext:value-type="float">
            <text:p>328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328" calcext:value-type="float">
            <text:p>328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; [.$BU78]; [.$CA7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328" calcext:value-type="float">
            <text:p>328.00</text:p>
          </table:table-cell>
          <table:table-cell table:style-name="ce344"/>
          <table:table-cell table:style-name="ce25" table:formula="of:=[.BC78]+[.BE78]" office:value-type="float" office:value="328" calcext:value-type="float">
            <text:p>328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59" office:value-type="string" calcext:value-type="string" table:number-columns-spanned="4" table:number-rows-spanned="4">
            <text:p>Training</text:p>
          </table:table-cell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328-Expense" calcext:value-type="string" table:number-columns-spanned="3" table:number-rows-spanned="1">
            <text:p>328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20.5" calcext:value-type="string">
            <text:p>REG = 20.5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80" calcext:value-type="float" table:number-columns-spanned="4" table:number-rows-spanned="1">
            <text:p>8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0" calcext:value-type="float" table:number-columns-spanned="4" table:number-rows-spanned="1">
            <text:p>12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28" calcext:value-type="float" table:number-columns-spanned="4" table:number-rows-spanned="1">
            <text:p>128.00</text:p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328" calcext:value-type="float" table:number-columns-spanned="3" table:number-rows-spanned="1">
            <text:p>328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; [.$BU86]; [.$CA8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; [.$BU94]; [.$CA9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; [.$BU102]; [.$CA10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; [.$BU110]; [.$CA11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; [.$BU118]; [.$CA11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; [.$BU126]; [.$CA12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; [.$BU134]; [.$CA13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; [.$BU142]; [.$CA14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; [.$BU150]; [.$CA15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; [.$BU158]; [.$CA15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; [.$BU166]; [.$CA16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; [.$BU174]; [.$CA17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; [.$BU182]; [.$CA18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; [.$BU190]; [.$CA19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; [.$BU198]; [.$CA19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; [.$BU206]; [.$CA20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; [.$BU214]; [.$CA2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; [.$BU222]; [.$CA222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; [.$BU230]; [.$CA230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; [.$BU238]; [.$CA238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; [.$BU246]; [.$CA246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120" table:number-columns-spanned="2" table:number-rows-spanned="8"/>
          <table:covered-table-cell table:style-name="ce411"/>
          <table:table-cell table:style-name="ce411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; [.$BU254]; [.$CA25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431"/>
          <table:table-cell table:style-name="ce431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431"/>
          <table:table-cell table:style-name="ce431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431"/>
          <table:table-cell table:style-name="ce431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33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431"/>
          <table:table-cell table:style-name="ce431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436"/>
          <table:table-cell table:style-name="ce43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AND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AND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AND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AND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AND                                        ([.F6]+[.G6]&gt;0))                                           OR                                           (([.H6]+[.I6]&gt;0)                                        AND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OR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67" calcext:value-type="float" table:number-columns-spanned="2" table:number-rows-spanned="1">
              <text:p>67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Angelo King" calcext:value-type="string" table:number-columns-spanned="3" table:number-rows-spanned="1">
              <text:p>Angelo King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243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243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Tyrell Mackey" calcext:value-type="string" table:number-columns-spanned="3" table:number-rows-spanned="8">
            <text:p>Tyrell Mackey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17"/>
          <table:table-cell table:style-name="ce1217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:.T12])" office:value-type="float" office:value="408" calcext:value-type="float">
            <text:p>408.00</text:p>
          </table:covered-table-cell>
          <table:table-cell table:style-name="ce391" table:formula="of:=SUM([.X5:.X12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:.X12])" office:value-type="float" office:value="675" calcext:value-type="float">
            <text:p>675.00</text:p>
          </table:covered-table-cell>
          <table:table-cell table:style-name="ce391" table:formula="of:=SUM([.AB5:.AB12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:.AB12])" office:value-type="float" office:value="466" calcext:value-type="float">
            <text:p>466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Clay Mercer" calcext:value-type="string" table:number-columns-spanned="3" table:number-rows-spanned="8">
            <text:p>Clay Mercer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Chesrown</text:p>
          </table:table-cell>
          <table:covered-table-cell table:number-columns-repeated="2" table:style-name="ce398"/>
          <table:table-cell table:style-name="ce405" office:value-type="float" office:value="430" calcext:value-type="float">
            <text:p>430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3705 Mob</text:p>
          </table:table-cell>
          <table:covered-table-cell table:number-columns-repeated="2" table:style-name="ce399"/>
          <table:table-cell table:style-name="ce406" office:value-type="float" office:value="200" calcext:value-type="float">
            <text:p>20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14:.T21])" office:value-type="float" office:value="867" calcext:value-type="float">
            <text:p>867.00</text:p>
          </table:covered-table-cell>
          <table:table-cell table:style-name="ce391" table:formula="of:=SUM([.X14:.X21])" office:value-type="float" office:value="630" calcext:value-type="float" table:number-columns-spanned="4" table:number-rows-spanned="1">
            <text:p>630.00</text:p>
          </table:table-cell>
          <table:covered-table-cell table:number-columns-repeated="2" table:style-name="ce400"/>
          <table:covered-table-cell table:style-name="ce407" table:formula="of:=SUM([.X14:.X21])" office:value-type="float" office:value="630" calcext:value-type="float">
            <text:p>630.00</text:p>
          </table:covered-table-cell>
          <table:table-cell table:style-name="ce391" table:formula="of:=SUM([.AB14:.AB21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448" calcext:value-type="float">
            <text:p>448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Anthony Raglin" calcext:value-type="string" table:number-columns-spanned="3" table:number-rows-spanned="8">
            <text:p>Anthony Ragli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9" calcext:value-type="float">
            <text:p>449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23:.P30])" office:value-type="float" office:value="1050" calcext:value-type="float">
            <text:p>1,050.00</text:p>
          </table:covered-table-cell>
          <table:table-cell table:style-name="ce391" table:formula="of:=SUM([.T23:.T30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23:.T30])" office:value-type="float" office:value="867" calcext:value-type="float">
            <text:p>867.00</text:p>
          </table:covered-table-cell>
          <table:table-cell table:style-name="ce391" table:formula="of:=SUM([.X23:.X30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23:.X30])" office:value-type="float" office:value="675" calcext:value-type="float">
            <text:p>675.00</text:p>
          </table:covered-table-cell>
          <table:table-cell table:style-name="ce391" table:formula="of:=SUM([.AB23:.AB30])" office:value-type="float" office:value="449" calcext:value-type="float" table:number-columns-spanned="4" table:number-rows-spanned="1">
            <text:p>449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449" calcext:value-type="float">
            <text:p>449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Brennon Rasmussen" calcext:value-type="string" table:number-columns-spanned="3" table:number-rows-spanned="8">
            <text:p>Brennon Rasmussen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32:.P39])" office:value-type="float" office:value="408" calcext:value-type="float">
            <text:p>408.00</text:p>
          </table:covered-table-cell>
          <table:table-cell table:style-name="ce391" table:formula="of:=SUM([.T32:.T39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32:.T39])" office:value-type="float" office:value="408" calcext:value-type="float">
            <text:p>408.00</text:p>
          </table:covered-table-cell>
          <table:table-cell table:style-name="ce391" table:formula="of:=SUM([.X32:.X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32:.X39])" office:value-type="float" office:value="541.5" calcext:value-type="float">
            <text:p>541.50</text:p>
          </table:covered-table-cell>
          <table:table-cell table:style-name="ce391" table:formula="of:=SUM([.AB32:.AB39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466" calcext:value-type="float">
            <text:p>466.00</text:p>
          </table:covered-table-cell>
          <table:table-cell table:style-name="ce445" table:formula="of:=SUM([.AF32:.AF39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32:.AF39])" office:value-type="float" office:value="541.5" calcext:value-type="float">
            <text:p>541.5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Thomas Timmons" calcext:value-type="string" table:number-columns-spanned="3" table:number-rows-spanned="8">
            <text:p>Thomas Timmons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Genesis</text:p>
          </table:table-cell>
          <table:covered-table-cell table:number-columns-repeated="2" table:style-name="ce398"/>
          <table:table-cell table:style-name="ce405" office:value-type="float" office:value="1050" calcext:value-type="float">
            <text:p>1,050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867" calcext:value-type="float">
            <text:p>867.00</text:p>
          </table:table-cell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 office:value-type="float" office:value="448" calcext:value-type="float">
            <text:p>448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41:.L48])" office:value-type="float" office:value="557.5" calcext:value-type="float">
            <text:p>557.50</text:p>
          </table:covered-table-cell>
          <table:table-cell table:style-name="ce430" table:formula="of:=SUM([.P41:.P48])" office:value-type="float" office:value="1050" calcext:value-type="float" table:number-columns-spanned="4" table:number-rows-spanned="1">
            <text:p>1,050.00</text:p>
          </table:table-cell>
          <table:covered-table-cell table:number-columns-repeated="2" table:style-name="ce400"/>
          <table:covered-table-cell table:style-name="ce407" table:formula="of:=SUM([.P41:.P48])" office:value-type="float" office:value="1050" calcext:value-type="float">
            <text:p>1,050.00</text:p>
          </table:covered-table-cell>
          <table:table-cell table:style-name="ce391" table:formula="of:=SUM([.T41:.T48])" office:value-type="float" office:value="867" calcext:value-type="float" table:number-columns-spanned="4" table:number-rows-spanned="1">
            <text:p>867.00</text:p>
          </table:table-cell>
          <table:covered-table-cell table:number-columns-repeated="2" table:style-name="ce400"/>
          <table:covered-table-cell table:style-name="ce407" table:formula="of:=SUM([.T41:.T48])" office:value-type="float" office:value="867" calcext:value-type="float">
            <text:p>867.00</text:p>
          </table:covered-table-cell>
          <table:table-cell table:style-name="ce391" table:formula="of:=SUM([.X41:.X48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41:.X48])" office:value-type="float" office:value="675" calcext:value-type="float">
            <text:p>675.00</text:p>
          </table:covered-table-cell>
          <table:table-cell table:style-name="ce391" table:formula="of:=SUM([.AB41:.AB48])" office:value-type="float" office:value="448" calcext:value-type="float" table:number-columns-spanned="4" table:number-rows-spanned="1">
            <text:p>448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448" calcext:value-type="float">
            <text:p>448.00</text:p>
          </table:covered-table-cell>
          <table:table-cell table:style-name="ce445" table:formula="of:=SUM([.AF41:.AF48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Wendy Timmons" calcext:value-type="string" table:number-columns-spanned="3" table:number-rows-spanned="8">
            <text:p>Wendy Timmons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Berger</text:p>
          </table:table-cell>
          <table:covered-table-cell table:number-columns-repeated="2" table:style-name="ce398"/>
          <table:table-cell table:style-name="ce405" office:value-type="float" office:value="675" calcext:value-type="float">
            <text:p>675.00</text:p>
          </table:table-cell>
          <table:table-cell table:style-name="ce389" office:value-type="string" calcext:value-type="string" table:number-columns-spanned="3" table:number-rows-spanned="1">
            <text:p>Kroger</text:p>
          </table:table-cell>
          <table:covered-table-cell table:number-columns-repeated="2" table:style-name="ce398"/>
          <table:table-cell table:style-name="ce405" office:value-type="float" office:value="466" calcext:value-type="float">
            <text:p>466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47" office:value-type="float" office:value="500" calcext:value-type="float">
            <text:p>50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0:.P57])" office:value-type="float" office:value="408" calcext:value-type="float">
            <text:p>408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675" calcext:value-type="float" table:number-columns-spanned="4" table:number-rows-spanned="1">
            <text:p>675.00</text:p>
          </table:table-cell>
          <table:covered-table-cell table:number-columns-repeated="2" table:style-name="ce400"/>
          <table:covered-table-cell table:style-name="ce407" table:formula="of:=SUM([.X50:.X57])" office:value-type="float" office:value="675" calcext:value-type="float">
            <text:p>675.00</text:p>
          </table:covered-table-cell>
          <table:table-cell table:style-name="ce391" table:formula="of:=SUM([.AB50:.AB57])" office:value-type="float" office:value="466" calcext:value-type="float" table:number-columns-spanned="4" table:number-rows-spanned="1">
            <text:p>466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466" calcext:value-type="float">
            <text:p>466.00</text:p>
          </table:covered-table-cell>
          <table:table-cell table:style-name="ce445" table:formula="of:=SUM([.AF50:.AF57])" office:value-type="float" office:value="500" calcext:value-type="float" table:number-columns-spanned="4" table:number-rows-spanned="1">
            <text:p>50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500" calcext:value-type="float">
            <text:p>50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Creig Wright" calcext:value-type="string" table:number-columns-spanned="3" table:number-rows-spanned="8">
            <text:p>Creig Wright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office:value-type="string" calcext:value-type="string" table:number-columns-spanned="3" table:number-rows-spanned="1">
            <text:p>130 E Chestnut</text:p>
          </table:table-cell>
          <table:covered-table-cell table:number-columns-repeated="2" table:style-name="ce398"/>
          <table:table-cell table:style-name="ce405" office:value-type="float" office:value="557.5" calcext:value-type="float">
            <text:p>557.50</text:p>
          </table:table-cell>
          <table:table-cell table:style-name="ce428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Marion</text:p>
          </table:table-cell>
          <table:covered-table-cell table:number-columns-repeated="2" table:style-name="ce398"/>
          <table:table-cell table:style-name="ce405" office:value-type="float" office:value="408" calcext:value-type="float">
            <text:p>408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41.5" calcext:value-type="float">
            <text:p>541.5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05" office:value-type="float" office:value="500" calcext:value-type="float">
            <text:p>500.00</text:p>
          </table:table-cell>
          <table:table-cell table:style-name="ce389" office:value-type="string" calcext:value-type="string" table:number-columns-spanned="3" table:number-rows-spanned="1">
            <text:p>Bwc</text:p>
          </table:table-cell>
          <table:covered-table-cell table:number-columns-repeated="2" table:style-name="ce398"/>
          <table:table-cell table:style-name="ce447" office:value-type="float" office:value="541.5" calcext:value-type="float">
            <text:p>541.5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Gahanna health</text:p>
          </table:table-cell>
          <table:covered-table-cell table:number-columns-repeated="2" table:style-name="ce399"/>
          <table:table-cell table:style-name="ce406" office:value-type="float" office:value="550" calcext:value-type="float">
            <text:p>550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office:value-type="string" calcext:value-type="string" table:number-columns-spanned="3" table:number-rows-spanned="1">
            <text:p>Oh HEALTH PRIMARY</text:p>
          </table:table-cell>
          <table:covered-table-cell table:number-columns-repeated="2" table:style-name="ce399"/>
          <table:table-cell table:style-name="ce406" office:value-type="float" office:value="125" calcext:value-type="float">
            <text:p>125.00</text:p>
          </table:table-cell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557.5" calcext:value-type="float" table:number-columns-spanned="4" table:number-rows-spanned="1">
            <text:p>557.50</text:p>
          </table:table-cell>
          <table:covered-table-cell table:number-columns-repeated="2" table:style-name="ce400"/>
          <table:covered-table-cell table:style-name="ce418" table:formula="of:=SUM([.L59:.L66])" office:value-type="float" office:value="557.5" calcext:value-type="float">
            <text:p>557.50</text:p>
          </table:covered-table-cell>
          <table:table-cell table:style-name="ce430" table:formula="of:=SUM([.P59:.P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P59:.P66])" office:value-type="float" office:value="408" calcext:value-type="float">
            <text:p>408.00</text:p>
          </table:covered-table-cell>
          <table:table-cell table:style-name="ce391" table:formula="of:=SUM([.T59:.T66])" office:value-type="float" office:value="408" calcext:value-type="float" table:number-columns-spanned="4" table:number-rows-spanned="1">
            <text:p>408.00</text:p>
          </table:table-cell>
          <table:covered-table-cell table:number-columns-repeated="2" table:style-name="ce400"/>
          <table:covered-table-cell table:style-name="ce407" table:formula="of:=SUM([.T59:.T66])" office:value-type="float" office:value="408" calcext:value-type="float">
            <text:p>408.00</text:p>
          </table:covered-table-cell>
          <table:table-cell table:style-name="ce391" table:formula="of:=SUM([.X59:.X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07" table:formula="of:=SUM([.X59:.X66])" office:value-type="float" office:value="541.5" calcext:value-type="float">
            <text:p>541.50</text:p>
          </table:covered-table-cell>
          <table:table-cell table:style-name="ce391" table:formula="of:=SUM([.AB59:.AB66])" office:value-type="float" office:value="1175" calcext:value-type="float" table:number-columns-spanned="4" table:number-rows-spanned="1">
            <text:p>1,175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1175" calcext:value-type="float">
            <text:p>1,175.00</text:p>
          </table:covered-table-cell>
          <table:table-cell table:style-name="ce445" table:formula="of:=SUM([.AF59:.AF66])" office:value-type="float" office:value="541.5" calcext:value-type="float" table:number-columns-spanned="4" table:number-rows-spanned="1">
            <text:p>541.50</text:p>
          </table:table-cell>
          <table:covered-table-cell table:number-columns-repeated="2" table:style-name="ce400"/>
          <table:covered-table-cell table:style-name="ce449" table:formula="of:=SUM([.AF59:.AF66])" office:value-type="float" office:value="541.5" calcext:value-type="float">
            <text:p>541.5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string" office:string-value="Angelo King" calcext:value-type="string" table:number-columns-spanned="3" table:number-rows-spanned="8">
            <text:p>Angelo King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office:value-type="string" calcext:value-type="string" table:number-columns-spanned="3" table:number-rows-spanned="1">
            <text:p>Urbana</text:p>
          </table:table-cell>
          <table:covered-table-cell table:number-columns-repeated="2" table:style-name="ce398"/>
          <table:table-cell table:style-name="ce405" office:value-type="float" office:value="325" calcext:value-type="float">
            <text:p>325.00</text:p>
          </table:table-cell>
          <table:table-cell table:style-name="ce389" office:value-type="string" calcext:value-type="string" table:number-columns-spanned="3" table:number-rows-spanned="1">
            <text:p>Riverside</text:p>
          </table:table-cell>
          <table:covered-table-cell table:number-columns-repeated="2" table:style-name="ce398"/>
          <table:table-cell table:style-name="ce405" office:value-type="float" office:value="930" calcext:value-type="float">
            <text:p>930.00</text:p>
          </table:table-cell>
          <table:table-cell table:style-name="ce389" office:value-type="string" calcext:value-type="string" table:number-columns-spanned="3" table:number-rows-spanned="1">
            <text:p>Us Jersey</text:p>
          </table:table-cell>
          <table:covered-table-cell table:number-columns-repeated="2" table:style-name="ce398"/>
          <table:table-cell table:style-name="ce405" office:value-type="float" office:value="120" calcext:value-type="float">
            <text:p>120.00</text:p>
          </table:table-cell>
          <table:table-cell table:style-name="ce389" office:value-type="string" calcext:value-type="string" table:number-columns-spanned="3" table:number-rows-spanned="1">
            <text:p>Pickerington</text:p>
          </table:table-cell>
          <table:covered-table-cell table:number-columns-repeated="2" table:style-name="ce398"/>
          <table:table-cell table:style-name="ce405" office:value-type="float" office:value="150" calcext:value-type="float">
            <text:p>150.00</text:p>
          </table:table-cell>
          <table:table-cell table:style-name="ce389" office:value-type="float" office:value="470" calcext:value-type="float" table:number-columns-spanned="3" table:number-rows-spanned="1">
            <text:p>470</text:p>
          </table:table-cell>
          <table:covered-table-cell table:number-columns-repeated="2" table:style-name="ce398"/>
          <table:table-cell table:style-name="ce447" office:value-type="float" office:value="50" calcext:value-type="float">
            <text:p>50.00</text:p>
          </table:table-cell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325" calcext:value-type="float" table:number-columns-spanned="4" table:number-rows-spanned="1">
            <text:p>325.00</text:p>
          </table:table-cell>
          <table:covered-table-cell table:number-columns-repeated="2" table:style-name="ce400"/>
          <table:covered-table-cell table:style-name="ce407" table:formula="of:=SUM([.P68:.P75])" office:value-type="float" office:value="325" calcext:value-type="float">
            <text:p>325.00</text:p>
          </table:covered-table-cell>
          <table:table-cell table:style-name="ce391" table:formula="of:=SUM([.T68:.T75])" office:value-type="float" office:value="930" calcext:value-type="float" table:number-columns-spanned="4" table:number-rows-spanned="1">
            <text:p>930.00</text:p>
          </table:table-cell>
          <table:covered-table-cell table:number-columns-repeated="2" table:style-name="ce400"/>
          <table:covered-table-cell table:style-name="ce407" table:formula="of:=SUM([.T68:.T75])" office:value-type="float" office:value="930" calcext:value-type="float">
            <text:p>930.00</text:p>
          </table:covered-table-cell>
          <table:table-cell table:style-name="ce391" table:formula="of:=SUM([.X68:.X75])" office:value-type="float" office:value="120" calcext:value-type="float" table:number-columns-spanned="4" table:number-rows-spanned="1">
            <text:p>120.00</text:p>
          </table:table-cell>
          <table:covered-table-cell table:number-columns-repeated="2" table:style-name="ce400"/>
          <table:covered-table-cell table:style-name="ce407" table:formula="of:=SUM([.X68:.X75])" office:value-type="float" office:value="120" calcext:value-type="float">
            <text:p>120.00</text:p>
          </table:covered-table-cell>
          <table:table-cell table:style-name="ce391" table:formula="of:=SUM([.AB68:.AB75])" office:value-type="float" office:value="150" calcext:value-type="float" table:number-columns-spanned="4" table:number-rows-spanned="1">
            <text:p>15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150" calcext:value-type="float">
            <text:p>150.00</text:p>
          </table:covered-table-cell>
          <table:table-cell table:style-name="ce445" table:formula="of:=SUM([.AF68:.AF75])" office:value-type="float" office:value="50" calcext:value-type="float" table:number-columns-spanned="4" table:number-rows-spanned="1">
            <text:p>5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50" calcext:value-type="float">
            <text:p>5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string" office:string-value="Kenneth Mc Clellan" calcext:value-type="string" table:number-columns-spanned="3" table:number-rows-spanned="8">
            <text:p>Kenneth Mc Clellan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string" office:string-value="Ryan Kelly" calcext:value-type="string" table:number-columns-spanned="3" table:number-rows-spanned="8">
            <text:p>Ryan Kelly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49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17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49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17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E3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E1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ork Log'.F4"/>
            <calcext:condition calcext:apply-style-name="GreyText" calcext:value="&gt;=#NAME?[.$G4]" calcext:base-cell-address="'Work Log'.F4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ork Log'.G4"/>
            <calcext:condition calcext:apply-style-name="GreyText" calcext:value="&gt;=#NAME?[.$G4]" calcext:base-cell-address="'Work Log'.G4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1251" office:value-type="string" calcext:value-type="string">
            <text:p>CITY :</text:p>
          </table:table-cell>
          <table:table-cell table:style-name="ce1261"/>
          <table:table-cell table:style-name="Default"/>
          <table:table-cell table:style-name="ce1261"/>
          <table:table-cell table:style-name="ce1306" office:value-type="string" calcext:value-type="string">
            <text:p>STATE :</text:p>
          </table:table-cell>
          <table:table-cell table:style-name="ce1261"/>
          <table:table-cell table:style-name="Default"/>
          <table:table-cell table:style-name="ce1261"/>
          <table:table-cell table:style-name="ce1360" office:value-type="string" calcext:value-type="string">
            <text:p>Division :</text:p>
          </table:table-cell>
          <table:table-cell table:style-name="ce1261"/>
          <table:table-cell table:style-name="ce599" table:content-validation-name="val5" table:formula="of:=[$'Weekly Payroll Report'.$I$3]" office:value-type="float" office:value="67" calcext:value-type="float">
            <text:p>67</text:p>
          </table:table-cell>
          <table:table-cell table:style-name="ce1261"/>
          <table:table-cell table:style-name="ce1360" office:value-type="string" calcext:value-type="string">
            <text:p>O.M.:</text:p>
          </table:table-cell>
          <table:table-cell table:style-name="ce615" table:formula="of:=[$'Weekly Payroll Report'.$V$3]" office:value-type="string" office:string-value="Angelo King" calcext:value-type="string" table:number-columns-spanned="5" table:number-rows-spanned="1">
            <text:p>Angelo King</text:p>
          </table:table-cell>
          <table:covered-table-cell table:number-columns-repeated="2" table:style-name="ce1392"/>
          <table:covered-table-cell table:number-columns-repeated="2" table:style-name="ce1261"/>
          <table:table-cell table:style-name="ce1419" office:value-type="string" calcext:value-type="string" table:number-columns-spanned="3" table:number-rows-spanned="1">
            <text:p>Week Ending :</text:p>
          </table:table-cell>
          <table:covered-table-cell table:style-name="ce1434"/>
          <table:covered-table-cell table:style-name="ce1436"/>
          <table:table-cell table:style-name="ce1392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8"/>
          <table:table-cell table:style-name="ce1242" table:formula="of:=IF([$'Weekly Payroll Report'.$F$2]=&quot;&quot;;&quot;&quot;; [$'Weekly Payroll Report'.$F$2])" office:value-type="string" office:string-value="Columbus" calcext:value-type="string" table:number-columns-spanned="3" table:number-rows-spanned="1">
            <text:p>Columbus</text:p>
          </table:table-cell>
          <table:covered-table-cell table:number-columns-repeated="2" table:style-name="ce1262"/>
          <table:table-cell table:style-name="ce770"/>
          <table:table-cell table:style-name="ce1242" table:formula="of:=IF([$'Weekly Payroll Report'.$P$2]=&quot;&quot;; &quot;&quot;; [$'Weekly Payroll Report'.$P$2])" office:value-type="string" office:string-value="Oh" calcext:value-type="string">
            <text:p>Oh</text:p>
          </table:table-cell>
          <table:table-cell table:style-name="ce1347" table:number-columns-repeated="3"/>
          <table:table-cell table:style-name="ce1360"/>
          <table:table-cell table:style-name="ce1347"/>
          <table:table-cell table:style-name="ce1378" table:content-validation-name="val5"/>
          <table:table-cell table:style-name="ce1347"/>
          <table:table-cell table:style-name="ce1360"/>
          <table:table-cell table:style-name="ce1394"/>
          <table:table-cell table:style-name="ce768" table:number-columns-repeated="2"/>
          <table:table-cell table:style-name="ce1347" table:number-columns-repeated="2"/>
          <table:table-cell table:style-name="ce1419"/>
          <table:table-cell table:style-name="ce1435"/>
          <table:table-cell table:style-name="ce1437"/>
          <table:table-cell table:style-name="ce768"/>
          <table:table-cell table:style-name="ce1440"/>
          <table:table-cell table:style-name="ce471"/>
          <table:table-cell table:style-name="ce1347" table:number-columns-repeated="3"/>
          <table:table-cell table:style-name="ce498"/>
          <table:table-cell table:style-name="ce729"/>
          <table:table-cell table:style-name="ce498"/>
          <table:table-cell table:style-name="ce1498"/>
          <table:table-cell table:style-name="ce498"/>
          <table:table-cell table:style-name="ce738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26"/>
          <table:table-cell table:style-name="ce488" table:number-columns-repeated="959"/>
          <table:table-cell table:style-name="ce774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Tyrell Mackey" calcext:value-type="string">
            <text:p>Tyrell Mackey</text:p>
          </table:table-cell>
          <table:table-cell table:style-name="ce520"/>
          <table:table-cell table:style-name="ce531" table:formula="of:=[$'Weekly Payroll Report'.$BA$6]" office:value-type="float" office:value="15.5" calcext:value-type="float">
            <text:p>15.5</text:p>
          </table:table-cell>
          <table:table-cell table:style-name="ce544"/>
          <table:table-cell table:style-name="ce556" table:formula="of:=[$'Weekly Payroll Report'.$BC$6]" office:value-type="float" office:value="488.8" calcext:value-type="float">
            <text:p>488.80</text:p>
          </table:table-cell>
          <table:table-cell table:style-name="ce571"/>
          <table:table-cell table:style-name="ce584" table:formula="of:=[$'Weekly Payroll Report'.$BE$6]" office:value-type="float" office:value="21.2" calcext:value-type="float">
            <text:p>21.2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510" calcext:value-type="float">
            <text:p>510.00</text:p>
          </table:table-cell>
          <table:table-cell table:style-name="ce674"/>
          <table:table-cell table:style-name="ce679" table:formula="of:=[$'Weekly Payroll Report'.$BU$6]" office:value-type="float" office:value="21.2" calcext:value-type="float">
            <text:p>21.20</text:p>
          </table:table-cell>
          <table:table-cell table:style-name="ce679"/>
          <table:table-cell table:style-name="ce679" table:formula="of:=[$'Weekly Payroll Report'.$BW$6]" office:value-type="float" office:value="21.2" calcext:value-type="float">
            <text:p>21.20</text:p>
          </table:table-cell>
          <table:table-cell table:style-name="ce694"/>
          <table:table-cell table:style-name="ce553" table:formula="of:=[$'Weekly Payroll Report'.$BY$6]" office:value-type="float" office:value="1549" calcext:value-type="float">
            <text:p>1,549.00</text:p>
          </table:table-cell>
          <table:table-cell table:style-name="ce553"/>
          <table:table-cell table:style-name="ce725" table:formula="of:=[$'Weekly Payroll Report'.$CA$6]" office:value-type="float" office:value="510" calcext:value-type="float">
            <text:p>51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0.329244673983215" calcext:value-type="percentage">
            <text:p>32.92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1256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Clay Mercer" calcext:value-type="string">
            <text:p>Clay Mercer</text:p>
          </table:table-cell>
          <table:table-cell table:style-name="ce521"/>
          <table:table-cell table:style-name="ce532" table:formula="of:=[$'Weekly Payroll Report'.$BA$14]" office:value-type="float" office:value="16.5" calcext:value-type="float">
            <text:p>16.5</text:p>
          </table:table-cell>
          <table:table-cell table:style-name="ce545"/>
          <table:table-cell table:style-name="ce557" table:formula="of:=[$'Weekly Payroll Report'.$BC$14]" office:value-type="float" office:value="570" calcext:value-type="float">
            <text:p>570.00</text:p>
          </table:table-cell>
          <table:table-cell table:style-name="ce572"/>
          <table:table-cell table:style-name="ce585" table:formula="of:=[$'Weekly Payroll Report'.$BE$1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580" calcext:value-type="float">
            <text:p>580.00</text:p>
          </table:table-cell>
          <table:table-cell table:style-name="ce545"/>
          <table:table-cell table:style-name="ce680" table:formula="of:=[$'Weekly Payroll Report'.$BU$1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1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14]" office:value-type="float" office:value="1945" calcext:value-type="float">
            <text:p>1,945.00</text:p>
          </table:table-cell>
          <table:table-cell table:style-name="ce706"/>
          <table:table-cell table:style-name="ce726" table:formula="of:=[$'Weekly Payroll Report'.$CA$14]" office:value-type="float" office:value="580" calcext:value-type="float">
            <text:p>58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0.298200514138817" calcext:value-type="percentage">
            <text:p>29.82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Anthony Raglin" calcext:value-type="string">
            <text:p>Anthony Raglin</text:p>
          </table:table-cell>
          <table:table-cell table:style-name="ce522"/>
          <table:table-cell table:style-name="ce533" table:formula="of:=[$'Weekly Payroll Report'.$BA$22]" office:value-type="float" office:value="24" calcext:value-type="float">
            <text:p>24</text:p>
          </table:table-cell>
          <table:table-cell table:style-name="ce544"/>
          <table:table-cell table:style-name="ce558" table:formula="of:=[$'Weekly Payroll Report'.$BC$22]" office:value-type="float" office:value="860" calcext:value-type="float">
            <text:p>860.00</text:p>
          </table:table-cell>
          <table:table-cell table:style-name="ce571"/>
          <table:table-cell table:style-name="ce584" table:formula="of:=[$'Weekly Payroll Report'.$BE$22]" office:value-type="float" office:value="10" calcext:value-type="float">
            <text:p>10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870" calcext:value-type="float">
            <text:p>870.00</text:p>
          </table:table-cell>
          <table:table-cell table:style-name="ce544"/>
          <table:table-cell table:style-name="ce681" table:formula="of:=[$'Weekly Payroll Report'.$BU$22]" office:value-type="float" office:value="10" calcext:value-type="float">
            <text:p>10.00</text:p>
          </table:table-cell>
          <table:table-cell table:style-name="ce681"/>
          <table:table-cell table:style-name="ce681" table:formula="of:=[$'Weekly Payroll Report'.$BW$22]" office:value-type="float" office:value="10" calcext:value-type="float">
            <text:p>10.00</text:p>
          </table:table-cell>
          <table:table-cell table:style-name="ce696"/>
          <table:table-cell table:style-name="ce707" table:formula="of:=[$'Weekly Payroll Report'.$BY$22]" office:value-type="float" office:value="3041" calcext:value-type="float">
            <text:p>3,041.00</text:p>
          </table:table-cell>
          <table:table-cell table:style-name="ce707"/>
          <table:table-cell table:style-name="ce727" table:formula="of:=[$'Weekly Payroll Report'.$CA$22]" office:value-type="float" office:value="870" calcext:value-type="float">
            <text:p>870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0.286090101940151" calcext:value-type="percentage">
            <text:p>28.61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Brennon Rasmussen" calcext:value-type="string">
            <text:p>Brennon Rasmussen</text:p>
          </table:table-cell>
          <table:table-cell table:style-name="ce521"/>
          <table:table-cell table:style-name="ce532" table:formula="of:=[$'Weekly Payroll Report'.$BA$30]" office:value-type="float" office:value="31.5" calcext:value-type="float">
            <text:p>31.5</text:p>
          </table:table-cell>
          <table:table-cell table:style-name="ce545"/>
          <table:table-cell table:style-name="ce557" table:formula="of:=[$'Weekly Payroll Report'.$BC$30]" office:value-type="float" office:value="870" calcext:value-type="float">
            <text:p>870.00</text:p>
          </table:table-cell>
          <table:table-cell table:style-name="ce572"/>
          <table:table-cell table:style-name="ce585" table:formula="of:=[$'Weekly Payroll Report'.$BE$30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880" calcext:value-type="float">
            <text:p>880.00</text:p>
          </table:table-cell>
          <table:table-cell table:style-name="ce545"/>
          <table:table-cell table:style-name="ce680" table:formula="of:=[$'Weekly Payroll Report'.$BU$30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30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30]" office:value-type="float" office:value="2365" calcext:value-type="float">
            <text:p>2,365.00</text:p>
          </table:table-cell>
          <table:table-cell table:style-name="ce706"/>
          <table:table-cell table:style-name="ce726" table:formula="of:=[$'Weekly Payroll Report'.$CA$30]" office:value-type="float" office:value="880" calcext:value-type="float">
            <text:p>880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0.372093023255814" calcext:value-type="percentage">
            <text:p>37.21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Thomas Timmons" calcext:value-type="string">
            <text:p>Thomas Timmons</text:p>
          </table:table-cell>
          <table:table-cell table:style-name="ce523"/>
          <table:table-cell table:style-name="ce534" table:formula="of:=[$'Weekly Payroll Report'.$BA$38]" office:value-type="float" office:value="32.5" calcext:value-type="float">
            <text:p>32.5</text:p>
          </table:table-cell>
          <table:table-cell table:style-name="ce546"/>
          <table:table-cell table:style-name="ce559" table:formula="of:=[$'Weekly Payroll Report'.$BC$38]" office:value-type="float" office:value="1170" calcext:value-type="float">
            <text:p>1,170.00</text:p>
          </table:table-cell>
          <table:table-cell table:style-name="ce573"/>
          <table:table-cell table:style-name="ce586" table:formula="of:=[$'Weekly Payroll Report'.$BE$38]" office:value-type="float" office:value="10" calcext:value-type="float">
            <text:p>10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1180" calcext:value-type="float">
            <text:p>1,180.00</text:p>
          </table:table-cell>
          <table:table-cell table:style-name="ce546"/>
          <table:table-cell table:style-name="ce682" table:formula="of:=[$'Weekly Payroll Report'.$BU$38]" office:value-type="float" office:value="10" calcext:value-type="float">
            <text:p>10.00</text:p>
          </table:table-cell>
          <table:table-cell table:style-name="ce682"/>
          <table:table-cell table:style-name="ce682" table:formula="of:=[$'Weekly Payroll Report'.$BW$38]" office:value-type="float" office:value="10" calcext:value-type="float">
            <text:p>10.00</text:p>
          </table:table-cell>
          <table:table-cell table:style-name="ce697"/>
          <table:table-cell table:style-name="ce708" table:formula="of:=[$'Weekly Payroll Report'.$BY$38]" office:value-type="float" office:value="4097.5" calcext:value-type="float">
            <text:p>4,097.50</text:p>
          </table:table-cell>
          <table:table-cell table:style-name="ce708"/>
          <table:table-cell table:style-name="ce728" table:formula="of:=[$'Weekly Payroll Report'.$CA$38]" office:value-type="float" office:value="1180" calcext:value-type="float">
            <text:p>1,18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0.287980475899939" calcext:value-type="percentage">
            <text:p>28.8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Wendy Timmons" calcext:value-type="string">
            <text:p>Wendy Timmons</text:p>
          </table:table-cell>
          <table:table-cell table:style-name="ce524"/>
          <table:table-cell table:style-name="ce535" table:formula="of:=[$'Weekly Payroll Report'.$BA$46]" office:value-type="float" office:value="21" calcext:value-type="float">
            <text:p>21</text:p>
          </table:table-cell>
          <table:table-cell table:style-name="ce547"/>
          <table:table-cell table:style-name="ce560" table:formula="of:=[$'Weekly Payroll Report'.$BC$46]" office:value-type="float" office:value="680" calcext:value-type="float">
            <text:p>680.00</text:p>
          </table:table-cell>
          <table:table-cell table:style-name="ce574"/>
          <table:table-cell table:style-name="ce584" table:formula="of:=[$'Weekly Payroll Report'.$BE$46]" office:value-type="float" office:value="10" calcext:value-type="float">
            <text:p>1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690" calcext:value-type="float">
            <text:p>690.00</text:p>
          </table:table-cell>
          <table:table-cell table:style-name="ce547"/>
          <table:table-cell table:style-name="ce683" table:formula="of:=[$'Weekly Payroll Report'.$BU$46]" office:value-type="float" office:value="10" calcext:value-type="float">
            <text:p>10.00</text:p>
          </table:table-cell>
          <table:table-cell table:style-name="ce683"/>
          <table:table-cell table:style-name="ce683" table:formula="of:=[$'Weekly Payroll Report'.$BW$46]" office:value-type="float" office:value="10" calcext:value-type="float">
            <text:p>10.00</text:p>
          </table:table-cell>
          <table:table-cell table:style-name="ce698"/>
          <table:table-cell table:style-name="ce709" table:formula="of:=[$'Weekly Payroll Report'.$BY$46]" office:value-type="float" office:value="2049" calcext:value-type="float">
            <text:p>2,049.00</text:p>
          </table:table-cell>
          <table:table-cell table:style-name="ce709"/>
          <table:table-cell table:style-name="ce709" table:formula="of:=[$'Weekly Payroll Report'.$CA$46]" office:value-type="float" office:value="690" calcext:value-type="float">
            <text:p>69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.336749633967789" calcext:value-type="percentage">
            <text:p>33.67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Creig Wright" calcext:value-type="string">
            <text:p>Creig Wright</text:p>
          </table:table-cell>
          <table:table-cell table:style-name="ce521"/>
          <table:table-cell table:style-name="ce532" table:formula="of:=[$'Weekly Payroll Report'.$BA$54]" office:value-type="float" office:value="34" calcext:value-type="float">
            <text:p>34</text:p>
          </table:table-cell>
          <table:table-cell table:style-name="ce545"/>
          <table:table-cell table:style-name="ce557" table:formula="of:=[$'Weekly Payroll Report'.$BC$54]" office:value-type="float" office:value="1137" calcext:value-type="float">
            <text:p>1,137.00</text:p>
          </table:table-cell>
          <table:table-cell table:style-name="ce572"/>
          <table:table-cell table:style-name="ce585" table:formula="of:=[$'Weekly Payroll Report'.$BE$54]" office:value-type="float" office:value="10" calcext:value-type="float">
            <text:p>1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1147" calcext:value-type="float">
            <text:p>1,147.00</text:p>
          </table:table-cell>
          <table:table-cell table:style-name="ce545"/>
          <table:table-cell table:style-name="ce680" table:formula="of:=[$'Weekly Payroll Report'.$BU$54]" office:value-type="float" office:value="10" calcext:value-type="float">
            <text:p>10.00</text:p>
          </table:table-cell>
          <table:table-cell table:style-name="ce680"/>
          <table:table-cell table:style-name="ce680" table:formula="of:=[$'Weekly Payroll Report'.$BW$54]" office:value-type="float" office:value="10" calcext:value-type="float">
            <text:p>10.00</text:p>
          </table:table-cell>
          <table:table-cell table:style-name="ce695"/>
          <table:table-cell table:style-name="ce706" table:formula="of:=[$'Weekly Payroll Report'.$BY$54]" office:value-type="float" office:value="3631.5" calcext:value-type="float">
            <text:p>3,631.50</text:p>
          </table:table-cell>
          <table:table-cell table:style-name="ce706"/>
          <table:table-cell table:style-name="ce726" table:formula="of:=[$'Weekly Payroll Report'.$CA$54]" office:value-type="float" office:value="1147" calcext:value-type="float">
            <text:p>1,147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.31584744595897" calcext:value-type="percentage">
            <text:p>31.58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string" office:string-value="Angelo King" calcext:value-type="string">
            <text:p>Angelo King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456" calcext:value-type="float">
            <text:p>456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456" calcext:value-type="float">
            <text:p>456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1575" calcext:value-type="float">
            <text:p>1,575.00</text:p>
          </table:table-cell>
          <table:table-cell table:style-name="ce710"/>
          <table:table-cell table:style-name="ce710" table:formula="of:=[$'Weekly Payroll Report'.$CA$62]" office:value-type="float" office:value="456" calcext:value-type="float">
            <text:p>456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.28952380952381" calcext:value-type="percentage">
            <text:p>28.95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string" office:string-value="Kenneth Mc Clellan" calcext:value-type="string">
            <text:p>Kenneth Mc Clellan</text:p>
          </table:table-cell>
          <table:table-cell table:style-name="ce521"/>
          <table:table-cell table:style-name="ce532" table:formula="of:=[$'Weekly Payroll Report'.$BA$70]" office:value-type="float" office:value="36" calcext:value-type="float">
            <text:p>36</text:p>
          </table:table-cell>
          <table:table-cell table:style-name="ce545"/>
          <table:table-cell table:style-name="ce557" table:formula="of:=[$'Weekly Payroll Report'.$BC$70]" office:value-type="float" office:value="576" calcext:value-type="float">
            <text:p>576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576" calcext:value-type="float">
            <text:p>576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576" calcext:value-type="float">
            <text:p>576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string" office:string-value="Ryan Kelly" calcext:value-type="string">
            <text:p>Ryan Kelly</text:p>
          </table:table-cell>
          <table:table-cell table:style-name="ce526"/>
          <table:table-cell table:style-name="ce537" table:formula="of:=[$'Weekly Payroll Report'.$BA$78]" office:value-type="float" office:value="20.5" calcext:value-type="float">
            <text:p>20.5</text:p>
          </table:table-cell>
          <table:table-cell table:style-name="ce549"/>
          <table:table-cell table:style-name="ce562" table:formula="of:=[$'Weekly Payroll Report'.$BC$78]" office:value-type="float" office:value="328" calcext:value-type="float">
            <text:p>328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328" calcext:value-type="float">
            <text:p>328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328" calcext:value-type="float">
            <text:p>328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1" calcext:value-type="percentage">
            <text:p>10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1256"/>
          <table:table-cell table:style-name="ce753"/>
          <table:table-cell table:style-name="ce758"/>
          <table:table-cell table:style-name="ce764"/>
          <table:table-cell table:style-name="ce1256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31.5" calcext:value-type="float">
            <text:p>231.5</text:p>
          </table:table-cell>
          <table:table-cell table:style-name="ce553"/>
          <table:table-cell table:style-name="ce565" table:formula="of:=SUM([.H6:.H37])" office:value-type="float" office:value="7135.8" calcext:value-type="float">
            <text:p>7135.8</text:p>
          </table:table-cell>
          <table:table-cell table:style-name="ce580"/>
          <table:table-cell table:style-name="ce584" table:formula="of:=SUM([.J6:.J37])" office:value-type="float" office:value="81.2" calcext:value-type="float">
            <text:p>81.20</text:p>
          </table:table-cell>
          <table:table-cell table:style-name="ce598"/>
          <table:table-cell table:style-name="ce610" table:formula="of:=SUM([.L6:.L37])" office:value-type="float" office:value="0" calcext:value-type="float">
            <text:p>0</text:p>
          </table:table-cell>
          <table:table-cell table:style-name="ce553"/>
          <table:table-cell table:style-name="ce518" table:formula="of:=SUM([.N6:.N37])" office:value-type="float" office:value="0" calcext:value-type="float">
            <text:p>0.00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7217" calcext:value-type="float">
            <text:p>7,217.00</text:p>
          </table:table-cell>
          <table:table-cell table:style-name="ce630"/>
          <table:table-cell table:style-name="ce518" table:formula="of:=SUM([.Z6:.Z37])" office:value-type="float" office:value="81.2" calcext:value-type="float">
            <text:p>81.20</text:p>
          </table:table-cell>
          <table:table-cell table:style-name="ce630"/>
          <table:table-cell table:style-name="ce518" table:formula="of:=SUM([.AB6:.AB37])" office:value-type="float" office:value="81.2" calcext:value-type="float">
            <text:p>81.20</text:p>
          </table:table-cell>
          <table:table-cell table:style-name="ce630"/>
          <table:table-cell table:style-name="ce518" table:formula="of:=SUM([.AD6:.AD37])" office:value-type="float" office:value="20253" calcext:value-type="float">
            <text:p>20,253.00</text:p>
          </table:table-cell>
          <table:table-cell table:style-name="ce630"/>
          <table:table-cell table:style-name="ce518" table:formula="of:=SUM([.AF6:.AF37])" office:value-type="float" office:value="7217" calcext:value-type="float">
            <text:p>7,217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0.356342270280946" calcext:value-type="percentage">
            <text:p>35.63%</text:p>
          </table:table-cell>
          <table:table-cell table:style-name="ce1256"/>
          <table:table-cell table:style-name="ce753"/>
          <table:table-cell table:style-name="ce758"/>
          <table:table-cell table:style-name="ce765"/>
          <table:table-cell table:style-name="ce1256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1256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1256" table:number-columns-repeated="4"/>
          <table:table-cell table:style-name="ce566"/>
          <table:table-cell table:style-name="ce1256"/>
          <table:table-cell table:style-name="ce540"/>
          <table:table-cell table:style-name="ce1256" table:number-columns-repeated="5"/>
          <table:table-cell table:style-name="ce540"/>
          <table:table-cell table:style-name="ce1256"/>
          <table:table-cell table:style-name="ce540"/>
          <table:table-cell table:style-name="ce1256"/>
          <table:table-cell table:style-name="ce540"/>
          <table:table-cell table:style-name="ce1256"/>
          <table:table-cell table:style-name="ce729"/>
          <table:table-cell table:style-name="ce736"/>
          <table:table-cell table:style-name="ce745"/>
          <table:table-cell table:style-name="ce1256"/>
          <table:table-cell table:style-name="ce745"/>
          <table:table-cell table:style-name="ce758"/>
          <table:table-cell table:style-name="ce765"/>
          <table:table-cell table:style-name="ce1256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X3:Summary.X3 Summary.L3:Summary.L3 Summary.O3:Summary.O3">
            <calcext:condition calcext:apply-style-name="Hidden" calcext:value="=0" calcext:base-cell-address="Summary.D3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8:46:01.556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8:46:01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8:46:01.562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editing-duration>PT38M2S</meta:editing-duration>
    <meta:editing-cycles>8</meta:editing-cycles>
    <meta:creation-date>2022-04-19T08:26:36.540000000</meta:creation-date>
    <meta:initial-creator>Angelo King</meta:initial-creator>
    <dc:date>2022-04-22T08:39:58.611000000</dc:date>
    <dc:creator>Angelo King</dc:creator>
    <meta:printed-by>Angelo King</meta:printed-by>
    <meta:print-date>2022-04-22T08:30:16.491000000</meta:print-date>
    <meta:document-statistic meta:table-count="3" meta:cell-count="3978" meta:object-count="0"/>
  </office:meta>
</office:document-meta>
</file>